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3.752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956cm"/>
    </style:style>
    <style:style style:name="Table2.1" style:family="table-row">
      <style:table-row-properties style:min-row-height="1.101cm" fo:keep-together="auto"/>
    </style:style>
    <style:style style:name="Table2.A1" style:family="table-cell">
      <style:table-cell-properties style:vertical-align="bottom" fo:padding="0.101cm" fo:border="none" style:writing-mode="lr-tb"/>
    </style:style>
    <style:style style:name="Table2.2" style:family="table-row">
      <style:table-row-properties style:row-height="1.6cm" fo:keep-together="auto"/>
    </style:style>
    <style:style style:name="Table2.3" style:family="table-row">
      <style:table-row-properties style:min-row-height="1.101cm" fo:background-color="transparent" fo:keep-together="auto">
        <style:background-image/>
      </style:table-row-properties>
    </style:style>
    <style:style style:name="Table2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6.592cm"/>
    </style:style>
    <style:style style:name="Table1.B" style:family="table-column">
      <style:table-column-properties style:column-width="4.403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3.53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style:vertical-align="middle"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013cm" fo:margin-left="0cm" table:align="left" style:writing-mode="lr-tb"/>
    </style:style>
    <style:style style:name="Table4.A" style:family="table-column">
      <style:table-column-properties style:column-width="12.621cm"/>
    </style:style>
    <style:style style:name="Table4.B" style:family="table-column">
      <style:table-column-properties style:column-width="4.392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013cm" fo:margin-left="0cm" table:align="left" style:writing-mode="lr-tb"/>
    </style:style>
    <style:style style:name="Table8.A" style:family="table-column">
      <style:table-column-properties style:column-width="12.621cm"/>
    </style:style>
    <style:style style:name="Table8.B" style:family="table-column">
      <style:table-column-properties style:column-width="4.39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002cm" fo:margin-left="0cm" table:align="left" style:writing-mode="lr-tb"/>
    </style:style>
    <style:style style:name="Table7.A" style:family="table-column">
      <style:table-column-properties style:column-width="5.6cm"/>
    </style:style>
    <style:style style:name="Table7.B" style:family="table-column">
      <style:table-column-properties style:column-width="0.4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0.399cm"/>
    </style:style>
    <style:style style:name="Table7.E" style:family="table-column">
      <style:table-column-properties style:column-width="5.60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4" style:family="paragraph" style:parent-style-name="Report">
      <style:paragraph-properties fo:text-align="center" style:justify-single-word="false"/>
    </style:style>
    <style:style style:name="P5" style:family="paragraph" style:parent-style-name="Report">
      <style:paragraph-properties fo:text-align="end" style:justify-single-word="false"/>
    </style:style>
    <style:style style:name="P6" style:family="paragraph" style:parent-style-name="Report">
      <style:text-properties officeooo:rsid="002d54db" officeooo:paragraph-rsid="002d54db"/>
    </style:style>
    <style:style style:name="P7" style:family="paragraph" style:parent-style-name="Report">
      <style:paragraph-properties fo:text-align="center" style:justify-single-word="false"/>
      <style:text-properties style:font-name="Droid Sans" fo:language="de" fo:country="DE" officeooo:rsid="002d6b40" officeooo:paragraph-rsid="002d6b40" style:font-size-asian="10.5pt"/>
    </style:style>
    <style:style style:name="P8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9" style:family="paragraph" style:parent-style-name="Standard">
      <style:text-properties officeooo:paragraph-rsid="00203f67"/>
    </style:style>
    <style:style style:name="P10" style:family="paragraph" style:parent-style-name="Standard">
      <style:text-properties officeooo:paragraph-rsid="0023c1a0"/>
    </style:style>
    <style:style style:name="P11" style:family="paragraph" style:parent-style-name="Standard">
      <style:text-properties officeooo:paragraph-rsid="001eb881"/>
    </style:style>
    <style:style style:name="P12" style:family="paragraph" style:parent-style-name="Standard">
      <style:text-properties officeooo:rsid="001e82d5" officeooo:paragraph-rsid="00253a11"/>
    </style:style>
    <style:style style:name="P13" style:family="paragraph" style:parent-style-name="Standard">
      <style:text-properties officeooo:paragraph-rsid="001e82d5"/>
    </style:style>
    <style:style style:name="P14" style:family="paragraph" style:parent-style-name="Standard">
      <style:text-properties officeooo:paragraph-rsid="001a38b9"/>
    </style:style>
    <style:style style:name="P15" style:family="paragraph" style:parent-style-name="Standard">
      <style:text-properties fo:font-weight="normal" officeooo:paragraph-rsid="001e82d5" style:font-weight-asian="normal" style:font-weight-complex="normal"/>
    </style:style>
    <style:style style:name="P16" style:family="paragraph" style:parent-style-name="rSmall">
      <style:paragraph-properties fo:text-align="center" style:justify-single-word="false"/>
      <style:text-properties fo:color="#999999" loext:opacity="100%"/>
    </style:style>
    <style:style style:name="P17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rSmall">
      <style:paragraph-properties fo:text-align="center" style:justify-single-word="false"/>
      <style:text-properties fo:font-style="italic" officeooo:paragraph-rsid="00253a11" style:font-style-asian="italic" style:font-style-complex="italic"/>
    </style:style>
    <style:style style:name="P19" style:family="paragraph" style:parent-style-name="rSmall">
      <style:paragraph-properties fo:text-align="center" style:justify-single-word="false"/>
    </style:style>
    <style:style style:name="P20" style:family="paragraph" style:parent-style-name="rSection">
      <style:text-properties officeooo:paragraph-rsid="00203f67"/>
    </style:style>
    <style:style style:name="P21" style:family="paragraph" style:parent-style-name="rTiny">
      <style:text-properties officeooo:rsid="0009b671" officeooo:paragraph-rsid="001eb881"/>
    </style:style>
    <style:style style:name="P22" style:family="paragraph" style:parent-style-name="rTiny">
      <style:paragraph-properties fo:text-align="center" style:justify-single-word="false"/>
    </style:style>
    <style:style style:name="P23" style:family="paragraph" style:parent-style-name="rTiny">
      <style:text-properties officeooo:paragraph-rsid="001eb881"/>
    </style:style>
    <style:style style:name="T1" style:family="text">
      <style:text-properties officeooo:rsid="00182714"/>
    </style:style>
    <style:style style:name="T2" style:family="text">
      <style:text-properties officeooo:rsid="001d7817"/>
    </style:style>
    <style:style style:name="T3" style:family="text">
      <style:text-properties style:font-name="Droid Sans" fo:language="de" fo:country="DE" officeooo:rsid="00253a11" style:font-size-asian="10.5pt"/>
    </style:style>
    <style:style style:name="T4" style:family="text">
      <style:text-properties style:font-name="Droid Sans" fo:font-size="10pt" fo:language="de" fo:country="DE" fo:font-style="italic" officeooo:rsid="00253a11" style:font-size-asian="10.5pt" style:font-style-asian="italic" style:font-style-complex="italic"/>
    </style:style>
    <style:style style:name="T5" style:family="text">
      <style:text-properties style:font-name="Droid Sans" fo:font-size="10pt" fo:language="de" fo:country="DE" fo:font-style="italic" officeooo:rsid="0025d3b7" style:font-size-asian="10.5pt" style:font-style-asian="italic" style:font-style-complex="italic"/>
    </style:style>
    <style:style style:name="T6" style:family="text">
      <style:text-properties officeooo:rsid="001daa68"/>
    </style:style>
    <style:style style:name="T7" style:family="text">
      <style:text-properties officeooo:rsid="002fc9b3"/>
    </style:style>
    <style:style style:name="T8" style:family="text">
      <style:text-properties officeooo:rsid="00253a1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5d3b7" style:font-style-asian="italic" style:font-style-complex="italic"/>
    </style:style>
    <style:style style:name="T11" style:family="text">
      <style:text-properties officeooo:rsid="0025d3b7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3.08.2017" text:name="QUALI_ENTRY_D"/>
        <text:user-field-decl office:value-type="string" office:string-value="Deutsch" text:name="f_E_1"/>
        <text:user-field-decl office:value-type="string" office:string-value="11" text:name="g_E_1"/>
        <text:user-field-decl office:value-type="string" office:string-value="Geschichte" text:name="f_E_2"/>
        <text:user-field-decl office:value-type="string" office:string-value="09" text:name="g_E_2"/>
        <text:user-field-decl office:value-type="string" office:string-value="Biologie" text:name="f_E_3"/>
        <text:user-field-decl office:value-type="string" office:string-value="09" text:name="g_E_3"/>
        <text:user-field-decl office:value-type="string" office:string-value="Mathematik" text:name="f_G_1"/>
        <text:user-field-decl office:value-type="string" office:string-value="11" text:name="g_G_1"/>
        <text:user-field-decl office:value-type="string" office:string-value="Englisch" text:name="f_M_1"/>
        <text:user-field-decl office:value-type="string" office:string-value="08" text:name="g_M_1"/>
        <text:user-field-decl office:value-type="string" office:string-value="Französisch" text:name="f_M_2"/>
        <text:user-field-decl office:value-type="string" office:string-value="12" text:name="g_M_2"/>
        <text:user-field-decl office:value-type="string" office:string-value="Kunst" text:name="f_M_3"/>
        <text:user-field-decl office:value-type="string" office:string-value="13" text:name="g_M_3"/>
        <text:user-field-decl office:value-type="string" office:string-value="Sport" text:name="f_M_4"/>
        <text:user-field-decl office:value-type="string" office:string-value="14" text:name="g_M_4"/>
      </text:user-field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rTitle"><text:span text:style-name="T8">HALBJAHRES</text:span>ZEUGNIS</text:p>
      <text:p text:style-name="Standard"/>
      <text:p text:style-name="Standard"/>
      <text:p text:style-name="Standard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4">Qualifikationsphase 1<text:span text:style-name="T3">3</text:span>. Klasse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Report">Schuljahr:</text:p>
          </table:table-cell>
          <table:table-cell table:style-name="Table2.A3" office:value-type="string">
            <text:p text:style-name="Report">[[SCHOOLYEAR]]</text:p>
          </table:table-cell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Report"><text:span text:style-name="T3">1.</text:span><text:span text:style-name="T2"> </text:span>Halbjahr</text:p>
          </table:table-cell>
        </table:table-row>
      </table:table>
      <text:p text:style-name="P10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P12">ist am <text:span text:style-name="T8">[[QUALI_D]]</text:span> in die Qualifikationsphase eingetret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rSchool">[[SCHOOL]]</text:p>
          </table:table-cell>
          <table:covered-table-cell/>
          <table:covered-table-cell/>
          <table:covered-table-cell/>
        </table:table-row>
        <table:table-row table:style-name="TableLine200522256">
          <table:table-cell table:style-name="Table1.A1" office:value-type="string">
            <text:p text:style-name="Report">Qualifikationsphase 1<text:span text:style-name="T8">3</text:span>. Klasse</text:p>
          </table:table-cell>
          <table:table-cell table:style-name="Table1.B2" office:value-type="string">
            <text:p text:style-name="Report"><text:span text:style-name="T8">1.</text:span> Halbjahr</text:p>
          </table:table-cell>
          <table:table-cell table:style-name="Table1.A1" office:value-type="string">
            <text:p text:style-name="P5">Schuljahr</text:p>
          </table:table-cell>
          <table:table-cell table:style-name="Table1.A1" office:value-type="string">
            <text:p text:style-name="P5">[[SCHOOLYEAR]]</text:p>
          </table:table-cell>
        </table:table-row>
      </table:table>
      <text:p text:style-name="P11"/>
      <table:table table:name="Table6" table:style-name="Table6">
        <table:table-column table:style-name="Table6.A"/>
        <table:table-row table:style-name="TableLine137997104">
          <table:table-cell table:style-name="Table6.A1" office:value-type="string">
            <text:p text:style-name="P23">Name, Vorname, Geburtstag, Geburtsort</text:p>
          </table:table-cell>
        </table:table-row>
        <table:table-row table:style-name="TableLine57634880">
          <table:table-cell table:style-name="Table6.A2" office:value-type="string">
            <text:p text:style-name="P3">[[LASTNAME]], [[FIRSTNAMES]], <text:span text:style-name="T7">[[DOB_D]]</text:span>, <text:span text:style-name="T7">[[POB]]</text:span></text:p>
          </table:table-cell>
        </table:table-row>
      </table:table>
      <text:p text:style-name="Standard"/>
      <text:p text:style-name="Standard"/>
      <text:p text:style-name="rSection">Fächer mit erhöhtem Anforderungsniveau</text:p>
      <text:p text:style-name="P14"/>
      <table:table table:name="Table4" table:style-name="Table4">
        <table:table-column table:style-name="Table4.A"/>
        <table:table-column table:style-name="Table4.B"/>
        <table:table-row table:style-name="TableLine192892464">
          <table:table-cell table:style-name="Table4.A1" office:value-type="string">
            <text:p text:style-name="P1">Fach</text:p>
          </table:table-cell>
          <table:table-cell table:style-name="Table4.B1" office:value-type="string">
            <text:p text:style-name="P2">Bewertung</text:p>
          </table:table-cell>
        </table:table-row>
        <table:table-row table:style-name="TableLine185929728">
          <table:table-cell table:style-name="Table4.A2" office:value-type="string">
            <text:p text:style-name="Report">[[S.E.01]]</text:p>
          </table:table-cell>
          <table:table-cell table:style-name="Table4.B2" office:value-type="string">
            <text:p text:style-name="P4">[[G.E.01]]</text:p>
          </table:table-cell>
        </table:table-row>
        <table:table-row table:style-name="TableLine213141232">
          <table:table-cell table:style-name="Table4.A2" office:value-type="string">
            <text:p text:style-name="Report">[[S.E.02]]</text:p>
          </table:table-cell>
          <table:table-cell table:style-name="Table4.B2" office:value-type="string">
            <text:p text:style-name="P4">[[G.E.02]]</text:p>
          </table:table-cell>
        </table:table-row>
        <table:table-row table:style-name="TableLine189667312">
          <table:table-cell table:style-name="Table4.A2" office:value-type="string">
            <text:p text:style-name="Report">[[S.E.03]]</text:p>
          </table:table-cell>
          <table:table-cell table:style-name="Table4.B2" office:value-type="string">
            <text:p text:style-name="P4">[[G.E.03]]</text:p>
          </table:table-cell>
        </table:table-row>
      </table:table>
      <text:p text:style-name="P14"/>
      <text:p text:style-name="P14"/>
      <text:p text:style-name="rSection">Fächer mit grundlegendem Anforderungsniveau</text:p>
      <text:p text:style-name="P13"/>
      <table:table table:name="Table8" table:style-name="Table8">
        <table:table-column table:style-name="Table8.A"/>
        <table:table-column table:style-name="Table8.B"/>
        <table:table-row table:style-name="TableLine209698816">
          <table:table-cell table:style-name="Table8.A1" office:value-type="string">
            <text:p text:style-name="P1">Fach</text:p>
          </table:table-cell>
          <table:table-cell table:style-name="Table8.B1" office:value-type="string">
            <text:p text:style-name="P2">Bewertung</text:p>
          </table:table-cell>
        </table:table-row>
        <table:table-row table:style-name="TableLine207958768">
          <table:table-cell table:style-name="Table8.A2" office:value-type="string">
            <text:p text:style-name="Report">[[S.G.04]]</text:p>
          </table:table-cell>
          <table:table-cell table:style-name="Table8.B2" office:value-type="string">
            <text:p text:style-name="P4">[[G.G.04]]</text:p>
          </table:table-cell>
        </table:table-row>
        <table:table-row table:style-name="TableLine126493296">
          <table:table-cell table:style-name="Table8.A2" office:value-type="string">
            <text:p text:style-name="P6">[[S.M.05]]</text:p>
          </table:table-cell>
          <table:table-cell table:style-name="Table8.B2" office:value-type="string">
            <text:p text:style-name="P7">[[G.M.05]]</text:p>
          </table:table-cell>
        </table:table-row>
        <table:table-row table:style-name="TableLine189597184">
          <table:table-cell table:style-name="Table8.A2" office:value-type="string">
            <text:p text:style-name="Report">[[S.M.06]]</text:p>
          </table:table-cell>
          <table:table-cell table:style-name="Table8.B2" office:value-type="string">
            <text:p text:style-name="P4">[[G.M.06]]</text:p>
          </table:table-cell>
        </table:table-row>
        <table:table-row table:style-name="TableLine52379200">
          <table:table-cell table:style-name="Table8.A2" office:value-type="string">
            <text:p text:style-name="Report">[[S.M.07]]</text:p>
          </table:table-cell>
          <table:table-cell table:style-name="Table8.B2" office:value-type="string">
            <text:p text:style-name="P4">[[G.M.07]]</text:p>
          </table:table-cell>
        </table:table-row>
        <table:table-row table:style-name="TableLine111116704">
          <table:table-cell table:style-name="Table8.A2" office:value-type="string">
            <text:p text:style-name="Report">[[S.M.08]]</text:p>
          </table:table-cell>
          <table:table-cell table:style-name="Table8.B2" office:value-type="string">
            <text:p text:style-name="P4">[[G.M.08]]</text:p>
          </table:table-cell>
        </table:table-row>
      </table:table>
      <text:p text:style-name="P13"/>
      <text:p text:style-name="P15"/>
      <text:p text:style-name="rSection"><draw:frame draw:style-name="fr4" draw:name="Frame3" text:anchor-type="paragraph" svg:x="0cm" svg:y="0cm" svg:width="17cm" style:rel-width="100%" svg:height="4.42cm" draw:z-index="0"><draw:text-box><text:p text:style-name="P20">Bemerkungen:</text:p><text:p text:style-name="P9"><draw:frame draw:style-name="fr3" draw:name="Frame4" text:anchor-type="paragraph" svg:y="0cm" svg:width="16.15cm" style:rel-width="95%" draw:z-index="1"><draw:text-box fo:min-height="2.293cm"><draw:frame draw:style-name="fr2" draw:name="Frame1" text:anchor-type="frame" draw:z-index="3"><draw:text-box fo:min-height="0.041cm" fo:min-width="0.041cm"><text:p text:style-name="rText">[[NOCOMMENT]]</text:p></draw:text-box></draw:frame><text:p text:style-name="rText">[[COMMENT]]</text:p></draw:text-box></draw:frame></text:p><text:p text:style-name="P9"/><text:p text:style-name="P9"/><text:p text:style-name="P9"/><text:p text:style-name="P9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68cm" svg:y="0.205cm" svg:width="4.233cm" draw:z-index="2"><draw:text-box fo:min-height="3.879cm"><text:p text:style-name="P8"/><text:p text:style-name="P8"/><text:p text:style-name="P8"/><text:p text:style-name="P16"/><text:p text:style-name="P16">Siegel</text:p></draw:text-box></draw:frame></text:p>
      <text:p text:style-name="Report"/>
      <text:p text:style-name="Report">Hannover, den <text:span text:style-name="T1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9"><text:span text:style-name="T5">Die </text:span><text:span text:style-name="T4">Tuto</text:span><text:span text:style-name="T9">rin / </text:span><text:span text:style-name="T10">Der Tutor</text:span>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8"><text:span text:style-name="T11">Die </text:span>Schulleit<text:span text:style-name="T6">erin / </text:span><text:span text:style-name="T11">Der Schulleiter</text:span>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22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22">gut</text:p>
          </table:table-cell>
          <table:covered-table-cell/>
          <table:covered-table-cell/>
          <table:table-cell table:style-name="Table13.A2" table:number-columns-spanned="3" office:value-type="string">
            <text:p text:style-name="P22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22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22">mangelhaft</text:p>
          </table:table-cell>
          <table:covered-table-cell/>
          <table:covered-table-cell/>
          <table:table-cell table:style-name="Table13.Q2" office:value-type="string">
            <text:p text:style-name="P22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1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2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3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4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5</text:p>
          </table:table-cell>
          <table:table-cell table:style-name="Table13.B3" office:value-type="string">
            <text:p text:style-name="P22">-</text:p>
          </table:table-cell>
          <table:table-cell table:style-name="Table13.Q3" office:value-type="string">
            <text:p text:style-name="P22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22">15</text:p>
          </table:table-cell>
          <table:table-cell table:style-name="Table13.B3" office:value-type="string">
            <text:p text:style-name="P22">14</text:p>
          </table:table-cell>
          <table:table-cell table:style-name="Table13.B3" office:value-type="string">
            <text:p text:style-name="P22">13</text:p>
          </table:table-cell>
          <table:table-cell table:style-name="Table13.B3" office:value-type="string">
            <text:p text:style-name="P22">12</text:p>
          </table:table-cell>
          <table:table-cell table:style-name="Table13.B3" office:value-type="string">
            <text:p text:style-name="P22">11</text:p>
          </table:table-cell>
          <table:table-cell table:style-name="Table13.B3" office:value-type="string">
            <text:p text:style-name="P22">10</text:p>
          </table:table-cell>
          <table:table-cell table:style-name="Table13.B3" office:value-type="string">
            <text:p text:style-name="P22">09</text:p>
          </table:table-cell>
          <table:table-cell table:style-name="Table13.B3" office:value-type="string">
            <text:p text:style-name="P22">08</text:p>
          </table:table-cell>
          <table:table-cell table:style-name="Table13.B3" office:value-type="string">
            <text:p text:style-name="P22">07</text:p>
          </table:table-cell>
          <table:table-cell table:style-name="Table13.B3" office:value-type="string">
            <text:p text:style-name="P22">06</text:p>
          </table:table-cell>
          <table:table-cell table:style-name="Table13.B3" office:value-type="string">
            <text:p text:style-name="P22">05</text:p>
          </table:table-cell>
          <table:table-cell table:style-name="Table13.B3" office:value-type="string">
            <text:p text:style-name="P22">04</text:p>
          </table:table-cell>
          <table:table-cell table:style-name="Table13.B3" office:value-type="string">
            <text:p text:style-name="P22">03</text:p>
          </table:table-cell>
          <table:table-cell table:style-name="Table13.B3" office:value-type="string">
            <text:p text:style-name="P22">02</text:p>
          </table:table-cell>
          <table:table-cell table:style-name="Table13.B3" office:value-type="string">
            <text:p text:style-name="P22">01</text:p>
          </table:table-cell>
          <table:table-cell table:style-name="Table13.Q3" office:value-type="string">
            <text:p text:style-name="P22">00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Table_20_Title" style:display-name="Table Title" style:family="paragraph" style:parent-style-name="Table_20_Contents">
      <style:paragraph-properties fo:margin-top="0.199cm" fo:margin-bottom="0.101cm" style:contextual-spacing="false"/>
      <style:text-properties style:font-name="Arial" fo:font-family="Arial" style:font-style-name="Regular" style:font-family-generic="swiss" style:font-pitch="variable" fo:font-size="10pt" fo:font-style="normal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Halbjahreszeugnis der 13. Klasse</dc:title>
    <meta:generator>LibreOffice/7.0.3.1$Linux_X86_64 LibreOffice_project/d7547858d014d4cf69878db179d326fc3483e082</meta:generator>
    <meta:editing-duration>PT1H23M46S</meta:editing-duration>
    <meta:editing-cycles>26</meta:editing-cycles>
    <dc:date>2021-01-16T20:59:38.250386410</dc:date>
    <dc:subject>Vorlage für das Halbjahreszeugnis in der 13. Klasse.</dc:subject>
    <meta:document-statistic meta:table-count="8" meta:image-count="0" meta:object-count="0" meta:page-count="2" meta:paragraph-count="91" meta:word-count="138" meta:character-count="971" meta:non-whitespace-character-count="92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